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3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488cm" svg:x="36.888cm" svg:y="22.604cm">
            <draw:object draw:notify-on-update-of-ranges="Sheet1.L2:Sheet1.L2 Sheet1.L3:Sheet1.L10 Sheet1.Q2:Sheet1.Q2 Sheet1.Q3:Sheet1.Q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28cm" svg:y="20.764cm">
            <draw:object draw:notify-on-update-of-ranges="Sheet1.B2:Sheet1.B2 Sheet1.B3:Sheet1.B53 Sheet1.F2:Sheet1.F2 Sheet1.F3:Sheet1.F5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811cm" svg:y="27.12cm">
            <draw:object draw:notify-on-update-of-ranges="Sheet1.B2:Sheet1.B2 Sheet1.B3:Sheet1.B14 Sheet1.O2:Sheet1.O2 Sheet1.O3:Sheet1.O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02" table:default-cell-style-name="ce3"/>
        <table:table-row table:style-name="ro1">
          <table:table-cell table:style-name="ce1" office:value-type="string" calcext:value-type="string">
            <text:p>Strategy-2 Nofix</text:p>
          </table:table-cell>
          <table:table-cell table:number-columns-repeated="3"/>
          <table:table-cell table:style-name="ce1" office:value-type="string" calcext:value-type="string">
            <text:p>Strategy-1 Nofix</text:p>
          </table:table-cell>
          <table:table-cell table:number-columns-repeated="3"/>
          <table:table-cell table:style-name="ce1" office:value-type="string" calcext:value-type="string">
            <text:p>Strategy-1 fix</text:p>
          </table:table-cell>
          <table:table-cell table:number-columns-repeated="4"/>
          <table:table-cell table:style-name="ce1" office:value-type="string" calcext:value-type="string">
            <text:p>Strategy-2 fix</text:p>
          </table:table-cell>
          <table:table-cell table:number-columns-repeated="4"/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/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/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 table:style-name="ce2" office:value-type="string" calcext:value-type="string">
            <text:p>fix Msg Count</text:p>
          </table:table-cell>
          <table:table-cell/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 table:style-name="ce2" office:value-type="string" calcext:value-type="string">
            <text:p>fix Msg Count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55" calcext:value-type="float">
            <text:p>39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135" calcext:value-type="float">
            <text:p>61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832" calcext:value-type="float">
            <text:p>58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884" calcext:value-type="float">
            <text:p>38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10" calcext:value-type="float">
            <text:p>36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453" calcext:value-type="float">
            <text:p>124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571" calcext:value-type="float">
            <text:p>1257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184" calcext:value-type="float">
            <text:p>111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66" calcext:value-type="float">
            <text:p>1006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147" calcext:value-type="float">
            <text:p>141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221" calcext:value-type="float">
            <text:p>1422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699" calcext:value-type="float">
            <text:p>1669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156" calcext:value-type="float">
            <text:p>1615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481" calcext:value-type="float">
            <text:p>1148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16" calcext:value-type="float">
            <text:p>1051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05" calcext:value-type="float">
            <text:p>810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38" calcext:value-type="float">
            <text:p>91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045" calcext:value-type="float">
            <text:p>1504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574" calcext:value-type="float">
            <text:p>1457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190" calcext:value-type="float">
            <text:p>1619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399" calcext:value-type="float">
            <text:p>21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877" calcext:value-type="float">
            <text:p>1087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231" calcext:value-type="float">
            <text:p>1223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14" calcext:value-type="float">
            <text:p>901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18585" calcext:value-type="float">
            <text:p>1858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966" calcext:value-type="float">
            <text:p>179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957" calcext:value-type="float">
            <text:p>14957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988" calcext:value-type="float">
            <text:p>17988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29" calcext:value-type="float">
            <text:p>2342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08" calcext:value-type="float">
            <text:p>180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057" calcext:value-type="float">
            <text:p>15057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7655" calcext:value-type="float">
            <text:p>17655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95" calcext:value-type="float">
            <text:p>2409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634" calcext:value-type="float">
            <text:p>1863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7315" calcext:value-type="float">
            <text:p>17315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86" calcext:value-type="float">
            <text:p>2708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917" calcext:value-type="float">
            <text:p>1091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style-name="ce2" office:value-type="float" office:value="18371" calcext:value-type="float">
            <text:p>18371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127" calcext:value-type="float">
            <text:p>251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353" calcext:value-type="float">
            <text:p>1935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2590" calcext:value-type="float">
            <text:p>22590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228" calcext:value-type="float">
            <text:p>2822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124" calcext:value-type="float">
            <text:p>2212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827" calcext:value-type="float">
            <text:p>13827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 table:number-columns-repeated="5"/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13" calcext:value-type="float">
            <text:p>204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028" calcext:value-type="float">
            <text:p>2202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6437" calcext:value-type="float">
            <text:p>16437</text:p>
          </table:table-cell>
          <table:table-cell office:value-type="float" office:value="17" calcext:value-type="float">
            <text:p>17</text:p>
          </table:table-cell>
          <table:table-cell office:value-type="float" office:value="168" calcext:value-type="float">
            <text:p>168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938" calcext:value-type="float">
            <text:p>3593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743" calcext:value-type="float">
            <text:p>1674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23833" calcext:value-type="float">
            <text:p>23833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007" calcext:value-type="float">
            <text:p>3100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141" calcext:value-type="float">
            <text:p>25141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18072" calcext:value-type="float">
            <text:p>18072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504" calcext:value-type="float">
            <text:p>2750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354" calcext:value-type="float">
            <text:p>2435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9719" calcext:value-type="float">
            <text:p>19719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681" calcext:value-type="float">
            <text:p>3668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660" calcext:value-type="float">
            <text:p>2566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869" calcext:value-type="float">
            <text:p>3586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514" calcext:value-type="float">
            <text:p>27514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025" calcext:value-type="float">
            <text:p>440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200" calcext:value-type="float">
            <text:p>2920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709" calcext:value-type="float">
            <text:p>3370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9720" calcext:value-type="float">
            <text:p>29720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701" calcext:value-type="float">
            <text:p>4170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904" calcext:value-type="float">
            <text:p>30904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111" calcext:value-type="float">
            <text:p>2511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3234" calcext:value-type="float">
            <text:p>33234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818" calcext:value-type="float">
            <text:p>5181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980" calcext:value-type="float">
            <text:p>25980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983" calcext:value-type="float">
            <text:p>399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9968" calcext:value-type="float">
            <text:p>29968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47" calcext:value-type="float">
            <text:p>3054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4630" calcext:value-type="float">
            <text:p>3463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029" calcext:value-type="float">
            <text:p>3802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160" calcext:value-type="float">
            <text:p>3516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276" calcext:value-type="float">
            <text:p>5427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091" calcext:value-type="float">
            <text:p>3709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52" calcext:value-type="float">
            <text:p>416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123" calcext:value-type="float">
            <text:p>37123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895" calcext:value-type="float">
            <text:p>5889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4119" calcext:value-type="float">
            <text:p>24119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622" calcext:value-type="float">
            <text:p>386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9096" calcext:value-type="float">
            <text:p>3909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315" calcext:value-type="float">
            <text:p>4131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9269" calcext:value-type="float">
            <text:p>39269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745" calcext:value-type="float">
            <text:p>6774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970" calcext:value-type="float">
            <text:p>27970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520" calcext:value-type="float">
            <text:p>2952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311" calcext:value-type="float">
            <text:p>31311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55" calcext:value-type="float">
            <text:p>4945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4565" calcext:value-type="float">
            <text:p>3456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331" calcext:value-type="float">
            <text:p>5533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2275" calcext:value-type="float">
            <text:p>422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307" calcext:value-type="float">
            <text:p>4630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6169" calcext:value-type="float">
            <text:p>46169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357" calcext:value-type="float">
            <text:p>7535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3749" calcext:value-type="float">
            <text:p>43749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989" calcext:value-type="float">
            <text:p>7198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6833" calcext:value-type="float">
            <text:p>46833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617" calcext:value-type="float">
            <text:p>7561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5671" calcext:value-type="float">
            <text:p>35671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320" calcext:value-type="float">
            <text:p>6132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715" calcext:value-type="float">
            <text:p>4571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852" calcext:value-type="float">
            <text:p>6985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0937" calcext:value-type="float">
            <text:p>50937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567" calcext:value-type="float">
            <text:p>545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1772" calcext:value-type="float">
            <text:p>4177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233" calcext:value-type="float">
            <text:p>60233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3809" calcext:value-type="float">
            <text:p>33809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900" calcext:value-type="float">
            <text:p>4190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237" calcext:value-type="float">
            <text:p>38237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652" calcext:value-type="float">
            <text:p>3965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3369" calcext:value-type="float">
            <text:p>5336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155" calcext:value-type="float">
            <text:p>7415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0588" calcext:value-type="float">
            <text:p>50588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576" calcext:value-type="float">
            <text:p>7657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733" calcext:value-type="float">
            <text:p>55733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238" calcext:value-type="float">
            <text:p>922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4834" calcext:value-type="float">
            <text:p>5483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865" calcext:value-type="float">
            <text:p>518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6774" calcext:value-type="float">
            <text:p>5677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480" calcext:value-type="float">
            <text:p>9948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9682" calcext:value-type="float">
            <text:p>39682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114" calcext:value-type="float">
            <text:p>6211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264" calcext:value-type="float">
            <text:p>42264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3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.999cm" svg:height="8.999cm" svg:x="9.132cm" svg:y="7.776cm">
            <draw:object draw:notify-on-update-of-ranges="Sheet2.B18:Sheet2.B23 Sheet2.C18:Sheet2.C23 Sheet2.B18:Sheet2.B23 Sheet2.D18:Sheet2.D2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Strategy-2 fix</text:p>
          </table:table-cell>
          <table:table-cell table:style-name="ce3" table:number-columns-repeated="4"/>
          <table:table-cell/>
          <table:table-cell table:style-name="ce1" office:value-type="string" calcext:value-type="string">
            <text:p>Strategy-2 Nofi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 table:style-name="ce2" office:value-type="string" calcext:value-type="string">
            <text:p>fix Msg Count</text:p>
          </table:table-cell>
          <table:table-cell table:style-name="ce3"/>
          <table:table-cell/>
          <table:table-cell table:style-name="ce2" office:value-type="string" calcext:value-type="string">
            <text:p>Peerid</text:p>
          </table:table-cell>
          <table:table-cell table:style-name="ce2" office:value-type="string" calcext:value-type="string">
            <text:p>Join Time</text:p>
          </table:table-cell>
          <table:table-cell table:style-name="ce2" office:value-type="string" calcext:value-type="string">
            <text:p>Msg Count</text:p>
          </table:table-cell>
          <table:table-cell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79" calcext:value-type="float">
            <text:p>377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955" calcext:value-type="float">
            <text:p>39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204" calcext:value-type="float">
            <text:p>122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610" calcext:value-type="float">
            <text:p>36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8440" calcext:value-type="float">
            <text:p>84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156" calcext:value-type="float">
            <text:p>161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292" calcext:value-type="float">
            <text:p>122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95" calcext:value-type="float">
            <text:p>2409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5452" calcext:value-type="float">
            <text:p>54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086" calcext:value-type="float">
            <text:p>2708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388" calcext:value-type="float">
            <text:p>1638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504" calcext:value-type="float">
            <text:p>2750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545" calcext:value-type="float">
            <text:p>165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681" calcext:value-type="float">
            <text:p>3668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/>
          <table:table-cell table:style-name="ce3" office:value-type="float" office:value="15629" calcext:value-type="float">
            <text:p>156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5869" calcext:value-type="float">
            <text:p>3586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/>
          <table:table-cell table:style-name="ce3" office:value-type="float" office:value="19052" calcext:value-type="float">
            <text:p>190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7745" calcext:value-type="float">
            <text:p>67745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5889" calcext:value-type="float">
            <text:p>2588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520" calcext:value-type="float">
            <text:p>2952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494" calcext:value-type="float">
            <text:p>184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455" calcext:value-type="float">
            <text:p>4945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726" calcext:value-type="float">
            <text:p>157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5" calcext:value-type="float">
            <text:p>3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5331" calcext:value-type="float">
            <text:p>5533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6"/>
        </table:table-row>
        <table:table-row table:style-name="ro1" table:number-rows-repeated="10">
          <table:table-cell table:number-columns-repeated="10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11:37:44.413558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9:22:23.125281382</meta:creation-date>
    <dc:date>2015-10-30T11:37:49.638672407</dc:date>
    <meta:editing-duration>PT29M41S</meta:editing-duration>
    <meta:editing-cycles>5</meta:editing-cycles>
    <meta:generator>LibreOffice/4.2.8.2$Linux_X86_64 LibreOffice_project/420m0$Build-2</meta:generator>
    <meta:document-statistic meta:table-count="2" meta:cell-count="5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489cm" xlink:href=".." xlink:type="simple" chart:class="chart:line" chart:style-name="ch1">
        <chart:legend chart:legend-position="end" svg:x="12.513cm" svg:y="3.696cm" style:legend-expansion="high" chart:style-name="ch2"/>
        <chart:plot-area chart:style-name="ch3" table:cell-range-address="Sheet1.L2:Sheet1.L10 Sheet1.Q2:Sheet1.Q10" chart:data-source-has-labels="row" svg:x="0.32cm" svg:y="0.169cm" svg:width="11.873cm" svg:height="8.151cm">
          <chartooo:coordinate-region svg:x="1.127cm" svg:y="0.368cm" svg:width="10.972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10" chart:label-cell-address="Sheet1.L2:Sheet1.L2" chart:class="chart:line">
            <chart:data-point chart:repeated="8"/>
          </chart:series>
          <chart:series chart:style-name="ch7" chart:values-cell-range-address="Sheet1.Q3:Sheet1.Q10" chart:label-cell-address="Sheet1.Q2:Sheet1.Q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 Msg Count</text:p>
                <draw:g>
                  <svg:desc>Sheet1.L2:Sheet1.L2</svg:desc>
                </draw:g>
              </table:table-cell>
              <table:table-cell office:value-type="string">
                <text:p>fix Msg Count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L3:Sheet1.L10</svg:desc>
                </draw:g>
              </table:table-cell>
              <table:table-cell office:value-type="float" office:value="1">
                <text:p>1</text:p>
                <draw:g>
                  <svg:desc>Sheet1.Q3:Sheet1.Q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">
                <text:p>135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952cm" style:legend-expansion="high" chart:style-name="ch2"/>
        <chart:plot-area chart:style-name="ch3" table:cell-range-address="Sheet1.B2:Sheet1.B53 Sheet1.F2:Sheet1.F53" chart:data-source-has-labels="row" svg:x="0.32cm" svg:y="0.18cm" svg:width="12.561cm" svg:height="8.64cm">
          <chartooo:coordinate-region svg:x="1.682cm" svg:y="0.379cm" svg:width="11.012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3" chart:label-cell-address="Sheet1.B2:Sheet1.B2" chart:class="chart:line">
            <chart:data-point chart:repeated="51"/>
          </chart:series>
          <chart:series chart:style-name="ch7" chart:values-cell-range-address="Sheet1.F3:Sheet1.F53" chart:label-cell-address="Sheet1.F2:Sheet1.F2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in Time</text:p>
                <draw:g>
                  <svg:desc>Sheet1.B2:Sheet1.B2</svg:desc>
                </draw:g>
              </table:table-cell>
              <table:table-cell office:value-type="string">
                <text:p>Join Time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5">
                <text:p>3955</text:p>
                <draw:g>
                  <svg:desc>Sheet1.B3:Sheet1.B53</svg:desc>
                </draw:g>
              </table:table-cell>
              <table:table-cell office:value-type="float" office:value="6135">
                <text:p>6135</text:p>
                <draw:g>
                  <svg:desc>Sheet1.F3:Sheet1.F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0">
                <text:p>3610</text:p>
              </table:table-cell>
              <table:table-cell office:value-type="float" office:value="12453">
                <text:p>12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66">
                <text:p>10066</text:p>
              </table:table-cell>
              <table:table-cell office:value-type="float" office:value="14147">
                <text:p>14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56">
                <text:p>16156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38">
                <text:p>9138</text:p>
              </table:table-cell>
              <table:table-cell office:value-type="float" office:value="15045">
                <text:p>15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99">
                <text:p>21399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85">
                <text:p>18585</text:p>
              </table:table-cell>
              <table:table-cell office:value-type="float" office:value="17966">
                <text:p>17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29">
                <text:p>23429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95">
                <text:p>24095</text:p>
              </table:table-cell>
              <table:table-cell office:value-type="float" office:value="18634">
                <text:p>18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86">
                <text:p>27086</text:p>
              </table:table-cell>
              <table:table-cell office:value-type="float" office:value="10917">
                <text:p>10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27">
                <text:p>25127</text:p>
              </table:table-cell>
              <table:table-cell office:value-type="float" office:value="19353">
                <text:p>19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28">
                <text:p>28228</text:p>
              </table:table-cell>
              <table:table-cell office:value-type="float" office:value="22124">
                <text:p>22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13">
                <text:p>20413</text:p>
              </table:table-cell>
              <table:table-cell office:value-type="float" office:value="22028">
                <text:p>22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938">
                <text:p>35938</text:p>
              </table:table-cell>
              <table:table-cell office:value-type="float" office:value="16743">
                <text:p>16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07">
                <text:p>31007</text:p>
              </table:table-cell>
              <table:table-cell office:value-type="float" office:value="25141">
                <text:p>25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504">
                <text:p>27504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81">
                <text:p>36681</text:p>
              </table:table-cell>
              <table:table-cell office:value-type="float" office:value="25660">
                <text:p>256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869">
                <text:p>35869</text:p>
              </table:table-cell>
              <table:table-cell office:value-type="float" office:value="27514">
                <text:p>27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25">
                <text:p>44025</text:p>
              </table:table-cell>
              <table:table-cell office:value-type="float" office:value="29200">
                <text:p>29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709">
                <text:p>33709</text:p>
              </table:table-cell>
              <table:table-cell office:value-type="float" office:value="29720">
                <text:p>297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01">
                <text:p>41701</text:p>
              </table:table-cell>
              <table:table-cell office:value-type="float" office:value="30904">
                <text:p>30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11">
                <text:p>25111</text:p>
              </table:table-cell>
              <table:table-cell office:value-type="float" office:value="33234">
                <text:p>33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818">
                <text:p>51818</text:p>
              </table:table-cell>
              <table:table-cell office:value-type="float" office:value="25980">
                <text:p>259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83">
                <text:p>39983</text:p>
              </table:table-cell>
              <table:table-cell office:value-type="float" office:value="29968">
                <text:p>29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47">
                <text:p>30547</text:p>
              </table:table-cell>
              <table:table-cell office:value-type="float" office:value="34630">
                <text:p>346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029">
                <text:p>38029</text:p>
              </table:table-cell>
              <table:table-cell office:value-type="float" office:value="35160">
                <text:p>351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276">
                <text:p>54276</text:p>
              </table:table-cell>
              <table:table-cell office:value-type="float" office:value="37091">
                <text:p>37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652">
                <text:p>41652</text:p>
              </table:table-cell>
              <table:table-cell office:value-type="float" office:value="37123">
                <text:p>37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895">
                <text:p>58895</text:p>
              </table:table-cell>
              <table:table-cell office:value-type="float" office:value="24119">
                <text:p>24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22">
                <text:p>38622</text:p>
              </table:table-cell>
              <table:table-cell office:value-type="float" office:value="39096">
                <text:p>39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315">
                <text:p>41315</text:p>
              </table:table-cell>
              <table:table-cell office:value-type="float" office:value="39269">
                <text:p>39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745">
                <text:p>67745</text:p>
              </table:table-cell>
              <table:table-cell office:value-type="float" office:value="27970">
                <text:p>279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520">
                <text:p>29520</text:p>
              </table:table-cell>
              <table:table-cell office:value-type="float" office:value="31311">
                <text:p>31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55">
                <text:p>49455</text:p>
              </table:table-cell>
              <table:table-cell office:value-type="float" office:value="34565">
                <text:p>34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331">
                <text:p>55331</text:p>
              </table:table-cell>
              <table:table-cell office:value-type="float" office:value="42275">
                <text:p>42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307">
                <text:p>46307</text:p>
              </table:table-cell>
              <table:table-cell office:value-type="float" office:value="46169">
                <text:p>461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357">
                <text:p>75357</text:p>
              </table:table-cell>
              <table:table-cell office:value-type="float" office:value="43749">
                <text:p>43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989">
                <text:p>71989</text:p>
              </table:table-cell>
              <table:table-cell office:value-type="float" office:value="46833">
                <text:p>468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617">
                <text:p>75617</text:p>
              </table:table-cell>
              <table:table-cell office:value-type="float" office:value="35671">
                <text:p>356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320">
                <text:p>61320</text:p>
              </table:table-cell>
              <table:table-cell office:value-type="float" office:value="45715">
                <text:p>45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852">
                <text:p>69852</text:p>
              </table:table-cell>
              <table:table-cell office:value-type="float" office:value="50937">
                <text:p>50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567">
                <text:p>54567</text:p>
              </table:table-cell>
              <table:table-cell office:value-type="float" office:value="41772">
                <text:p>41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233">
                <text:p>60233</text:p>
              </table:table-cell>
              <table:table-cell office:value-type="float" office:value="33809">
                <text:p>33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900">
                <text:p>41900</text:p>
              </table:table-cell>
              <table:table-cell office:value-type="float" office:value="38237">
                <text:p>38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652">
                <text:p>39652</text:p>
              </table:table-cell>
              <table:table-cell office:value-type="float" office:value="53369">
                <text:p>53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155">
                <text:p>74155</text:p>
              </table:table-cell>
              <table:table-cell office:value-type="float" office:value="50588">
                <text:p>50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76">
                <text:p>76576</text:p>
              </table:table-cell>
              <table:table-cell office:value-type="float" office:value="55733">
                <text:p>557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238">
                <text:p>92238</text:p>
              </table:table-cell>
              <table:table-cell office:value-type="float" office:value="54834">
                <text:p>54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865">
                <text:p>51865</text:p>
              </table:table-cell>
              <table:table-cell office:value-type="float" office:value="56774">
                <text:p>56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480">
                <text:p>99480</text:p>
              </table:table-cell>
              <table:table-cell office:value-type="float" office:value="39682">
                <text:p>39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114">
                <text:p>62114</text:p>
              </table:table-cell>
              <table:table-cell office:value-type="float" office:value="42264">
                <text:p>42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952cm" style:legend-expansion="high" chart:style-name="ch2"/>
        <chart:plot-area chart:style-name="ch3" table:cell-range-address="Sheet1.B2:Sheet1.B14 Sheet1.O2:Sheet1.O14" chart:data-source-has-labels="row" svg:x="0.32cm" svg:y="0.18cm" svg:width="12.561cm" svg:height="8.64cm">
          <chartooo:coordinate-region svg:x="1.497cm" svg:y="0.379cm" svg:width="11.1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4" chart:label-cell-address="Sheet1.B2:Sheet1.B2" chart:class="chart:line">
            <chart:data-point chart:repeated="12"/>
          </chart:series>
          <chart:series chart:style-name="ch7" chart:values-cell-range-address="Sheet1.O3:Sheet1.O14" chart:label-cell-address="Sheet1.O2:Sheet1.O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in Time</text:p>
                <draw:g>
                  <svg:desc>Sheet1.B2:Sheet1.B2</svg:desc>
                </draw:g>
              </table:table-cell>
              <table:table-cell office:value-type="string">
                <text:p>Join Time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5">
                <text:p>3955</text:p>
                <draw:g>
                  <svg:desc>Sheet1.B3:Sheet1.B14</svg:desc>
                </draw:g>
              </table:table-cell>
              <table:table-cell office:value-type="float" office:value="3884">
                <text:p>3884</text:p>
                <draw:g>
                  <svg:desc>Sheet1.O3:Sheet1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0">
                <text:p>3610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66">
                <text:p>10066</text:p>
              </table:table-cell>
              <table:table-cell office:value-type="float" office:value="16699">
                <text:p>16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56">
                <text:p>16156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38">
                <text:p>9138</text:p>
              </table:table-cell>
              <table:table-cell office:value-type="float" office:value="16190">
                <text:p>16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99">
                <text:p>21399</text:p>
              </table:table-cell>
              <table:table-cell office:value-type="float" office:value="9014">
                <text:p>9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85">
                <text:p>18585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29">
                <text:p>23429</text:p>
              </table:table-cell>
              <table:table-cell office:value-type="float" office:value="17655">
                <text:p>17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95">
                <text:p>24095</text:p>
              </table:table-cell>
              <table:table-cell office:value-type="float" office:value="17315">
                <text:p>17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86">
                <text:p>27086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27">
                <text:p>25127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228">
                <text:p>28228</text:p>
              </table:table-cell>
              <table:table-cell office:value-type="float" office:value="13827">
                <text:p>13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2.B18:Sheet2.D23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8:Sheet2.C23" chart:class="chart:scatter">
            <chart:domain table:cell-range-address="Sheet2.B18:Sheet2.B23"/>
            <chart:data-point chart:repeated="6"/>
          </chart:series>
          <chart:series chart:style-name="ch7" chart:values-cell-range-address="Sheet2.D18:Sheet2.D23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18:Sheet2.B23</svg:desc>
                </draw:g>
              </table:table-cell>
              <table:table-cell office:value-type="float" office:value="5">
                <text:p>5</text:p>
                <draw:g>
                  <svg:desc>Sheet2.C18:Sheet2.C23</svg:desc>
                </draw:g>
              </table:table-cell>
              <table:table-cell office:value-type="float" office:value="5">
                <text:p>5</text:p>
                <draw:g>
                  <svg:desc>Sheet2.D18:Sheet2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